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 fo:min-height="0.824cm" fo:min-width="2.084cm" draw:shadow="visible" draw:shadow-color="#b2b2b2"/>
    </style:style>
    <style:style style:name="gr2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084cm" draw:shadow="visible" draw:shadow-offset-x="0.212cm" draw:shadow-offset-y="0.212cm" draw:shadow-color="#b2b2b2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084cm" draw:shadow="visible" draw:shadow-color="#808080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3.384cm" draw:shadow="visible" draw:shadow-color="#b2b2b2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0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Open Sans" fo:font-size="14pt"/>
    </style:style>
    <style:style style:name="P3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Open Sans"/>
    </style:style>
    <style:style style:name="P5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2a49c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7cm" svg:height="1.19cm" svg:x="11.6cm" svg:y="0cm">
          <text:p text:style-name="P1"><text:span text:style-name="T1">SLE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7cm" svg:height="1.19cm" svg:x="11.6cm" svg:y="2.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19cm" svg:x="15.4cm" svg:y="1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4.3cm" svg:y1="2.695cm" svg:x2="15.4cm" svg:y2="1.695cm" draw:start-shape="id1" draw:start-glue-point="1" draw:end-shape="id2" draw:end-glue-point="3" svg:d="M14300 2695c976 0 427-1000 1100-1000" svg:viewBox="0 0 1101 1001">
          <text:p/>
        </draw:connector>
        <draw:custom-shape draw:style-name="gr4" draw:text-style-name="P5" xml:id="id3" draw:id="id3" draw:layer="layout" svg:width="2.7cm" svg:height="1.19cm" svg:x="20.2cm" svg:y="4.3cm">
          <text:p text:style-name="P1"><text:span text:style-name="T3">SLE 12 S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8.1cm" svg:y1="1.695cm" svg:x2="20.2cm" svg:y2="4.895cm" draw:start-shape="id2" draw:start-glue-point="1" draw:end-shape="id3" draw:end-glue-point="3" svg:d="M18100 1695c1735 0 686 3200 2100 3200" svg:viewBox="0 0 2101 3201">
          <text:p/>
        </draw:connector>
        <draw:custom-shape draw:style-name="gr5" draw:text-style-name="P7" xml:id="id4" draw:id="id4" draw:layer="layout" svg:width="4cm" svg:height="1.19cm" svg:x="14.1cm" svg:y="8.8cm">
          <text:p text:style-name="P1"><text:span text:style-name="T1">SLE 12 SP4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8.1cm" svg:y1="9.395cm" svg:x2="20.2cm" svg:y2="4.895cm" draw:start-shape="id4" draw:start-glue-point="1" draw:end-shape="id3" draw:end-glue-point="3" svg:d="M18100 9395c1726 0 677-4500 2100-4500" svg:viewBox="0 0 2101 4501">
          <text:p/>
        </draw:connector>
        <draw:connector draw:style-name="gr3" draw:text-style-name="P6" draw:layer="layout" draw:type="curve" svg:x1="14.3cm" svg:y1="0.595cm" svg:x2="15.4cm" svg:y2="1.695cm" draw:start-shape="id5" draw:start-glue-point="1" draw:end-shape="id2" draw:end-glue-point="3" svg:d="M14300 595c976 0 427 1100 1100 1100" svg:viewBox="0 0 1101 1101">
          <text:p/>
        </draw:connector>
        <draw:custom-shape draw:style-name="gr6" draw:text-style-name="P7" xml:id="id7" draw:id="id7" draw:layer="layout" svg:width="2.7cm" svg:height="1.19cm" svg:x="11.6cm" svg:y="4.3cm">
          <text:p text:style-name="P1"><text:span text:style-name="T1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2.7cm" svg:height="1.19cm" svg:x="7.8cm" svg:y="4.3cm">
          <text:p text:style-name="P1"><text:span text:style-name="T1">SLE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0.5cm" svg:y1="4.895cm" svg:x2="11.6cm" svg:y2="4.895cm" draw:start-shape="id6" draw:start-glue-point="1" draw:end-shape="id7" draw:end-glue-point="3" svg:d="M10500 4895h1100" svg:viewBox="0 0 1101 1">
          <text:p/>
        </draw:connector>
        <draw:custom-shape draw:style-name="gr6" draw:text-style-name="P7" xml:id="id8" draw:id="id8" draw:layer="layout" svg:width="2.7cm" svg:height="1.19cm" svg:x="4cm" svg:y="4.3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6.7cm" svg:y1="4.895cm" svg:x2="7.8cm" svg:y2="4.895cm" draw:start-shape="id8" draw:start-glue-point="1" draw:end-shape="id6" draw:end-glue-point="3" svg:d="M6700 4895h1100" svg:viewBox="0 0 1101 1">
          <text:p/>
        </draw:connector>
        <draw:custom-shape draw:style-name="gr6" draw:text-style-name="P7" xml:id="id9" draw:id="id9" draw:layer="layout" svg:width="2.7cm" svg:height="1.19cm" svg:x="0.2cm" svg:y="4.3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2.9cm" svg:y1="4.895cm" svg:x2="4cm" svg:y2="4.895cm" draw:start-shape="id9" draw:start-glue-point="1" draw:end-shape="id8" draw:end-glue-point="3" svg:d="M2900 4895h1100" svg:viewBox="0 0 1101 1">
          <text:p/>
        </draw:connector>
        <draw:custom-shape draw:style-name="gr6" draw:text-style-name="P7" xml:id="id10" draw:id="id10" draw:layer="layout" svg:width="2.7cm" svg:height="1.19cm" svg:x="15.4cm" svg:y="4.3cm">
          <text:p text:style-name="P1"><text:span text:style-name="T1">SLE 12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4.3cm" svg:y1="4.895cm" svg:x2="15.4cm" svg:y2="4.9cm" draw:start-shape="id7" draw:start-glue-point="1" svg:d="M14300 4895c1351 0 802 5 1100 5" svg:viewBox="0 0 1101 6">
          <text:p/>
        </draw:connector>
        <draw:connector draw:style-name="gr3" draw:text-style-name="P6" draw:layer="layout" draw:type="curve" svg:x1="18.1cm" svg:y1="4.895cm" svg:x2="20.2cm" svg:y2="4.895cm" draw:start-shape="id10" draw:start-glue-point="1" draw:end-shape="id3" draw:end-glue-point="3" svg:d="M18100 4895h2100" svg:viewBox="0 0 2101 1">
          <text:p/>
        </draw:connector>
        <draw:custom-shape draw:style-name="gr5" draw:text-style-name="P7" xml:id="id11" draw:id="id11" draw:layer="layout" svg:width="4cm" svg:height="1.19cm" svg:x="14.1cm" svg:y="6.5cm">
          <text:p text:style-name="P1"><text:span text:style-name="T1">SLE 12 SP3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8.1cm" svg:y1="7.095cm" svg:x2="20.2cm" svg:y2="4.895cm" draw:start-shape="id11" draw:end-shape="id3" draw:end-glue-point="3" svg:d="M18100 7095c1726 0 677-2200 2100-2200" svg:viewBox="0 0 2101 2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03T14:53:44.633816317</meta:creation-date>
    <dc:date>2019-10-24T16:24:18.685102468</dc:date>
    <meta:editing-duration>P7DT35M26S</meta:editing-duration>
    <meta:editing-cycles>27</meta:editing-cycles>
    <meta:generator>LibreOffice/6.3.2.2$Linux_X86_64 LibreOffice_project/30$Build-2</meta:generator>
    <meta:document-statistic meta:object-count="21"/>
  </office:meta>
</office:document-meta>
</file>